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0.69mm" svg:y="3.13mm">
            <draw:object draw:notify-on-update-of-ranges="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375" calcext:value-type="float">
            <text:p>90.375</text:p>
          </table:table-cell>
          <table:table-cell office:value-type="float" office:value="20449" calcext:value-type="float">
            <text:p>20449</text:p>
          </table:table-cell>
        </table:table-row>
        <table:table-row table:style-name="ro1">
          <table:table-cell office:value-type="float" office:value="90.75" calcext:value-type="float">
            <text:p>90.75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 office:value-type="float" office:value="91.125" calcext:value-type="float">
            <text:p>91.125</text:p>
          </table:table-cell>
          <table:table-cell office:value-type="float" office:value="27075" calcext:value-type="float">
            <text:p>27075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28880" calcext:value-type="float">
            <text:p>28880</text:p>
          </table:table-cell>
        </table:table-row>
        <table:table-row table:style-name="ro1">
          <table:table-cell office:value-type="float" office:value="91.875" calcext:value-type="float">
            <text:p>91.875</text:p>
          </table:table-cell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92.25" calcext:value-type="float">
            <text:p>92.25</text:p>
          </table:table-cell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92.625" calcext:value-type="float">
            <text:p>92.62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3.375" calcext:value-type="float">
            <text:p>93.375</text:p>
          </table:table-cell>
          <table:table-cell/>
        </table:table-row>
        <table:table-row table:style-name="ro1">
          <table:table-cell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94.125" calcext:value-type="float">
            <text:p>94.125</text:p>
          </table:table-cell>
          <table:table-cell/>
        </table:table-row>
        <table:table-row table:style-name="ro1">
          <table:table-cell office:value-type="float" office:value="94.5" calcext:value-type="float">
            <text:p>94.5</text:p>
          </table:table-cell>
          <table:table-cell/>
        </table:table-row>
        <table:table-row table:style-name="ro1">
          <table:table-cell office:value-type="float" office:value="94.875" calcext:value-type="float">
            <text:p>94.875</text:p>
          </table:table-cell>
          <table:table-cell/>
        </table:table-row>
        <table:table-row table:style-name="ro1">
          <table:table-cell office:value-type="float" office:value="95.25" calcext:value-type="float">
            <text:p>95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02:49:04.943700814</meta:creation-date>
    <dc:date>2021-02-28T04:35:01.830328234</dc:date>
    <meta:editing-duration>PT4M16S</meta:editing-duration>
    <meta:editing-cycles>1</meta:editing-cycles>
    <meta:document-statistic meta:table-count="1" meta:cell-count="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7" svg:x="0.32cm" svg:y="0.18cm" svg:width="12.508cm" svg:height="8.64cm">
          <chartooo:coordinate-region svg:x="1.497cm" svg:y="0.379cm" svg:width="11.2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49">
                <text:p>20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75">
                <text:p>27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80">
                <text:p>28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80">
                <text:p>26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